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9208" officeooo:paragraph-rsid="00019208"/>
    </style:style>
    <style:style style:name="P2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officeooo:rsid="00019208" officeooo:paragraph-rsid="00019208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officeooo:rsid="00019208" officeooo:paragraph-rsid="00019208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list xml:id="list3030506342634156862" text:style-name="L1">
        <text:list-header>
          <text:p text:style-name="P2"/>
        </text:list-header>
        <text:list-item>
          <text:p text:style-name="P3">Test takes place on Thursday May 7<text:span text:style-name="T2">th</text:span> at 8AM</text:p>
        </text:list-item>
        <text:list-item>
          <text:p text:style-name="P3">Can't find registration, the site is leading me in circle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9:12:04.216811878</meta:creation-date>
    <dc:date>2015-01-29T09:23:06.305323359</dc:date>
    <meta:editing-duration>P1DT13H46M41S</meta:editing-duration>
    <meta:editing-cycles>1</meta:editing-cycles>
    <meta:document-statistic meta:table-count="0" meta:image-count="0" meta:object-count="0" meta:page-count="1" meta:paragraph-count="5" meta:word-count="24" meta:character-count="110" meta:non-whitespace-character-count="93"/>
    <meta:generator>LibreOffice/4.3.5.2.0$Linux_X86_64 LibreOffice_project/430m0$Build-2</meta:generator>
  </office:meta>
</office:document-meta>
</file>